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1pt" fo:font-weight="normal" officeooo:rsid="001e4cdf" officeooo:paragraph-rsid="001e4cdf" style:font-size-asian="21pt" style:font-weight-asian="normal" style:font-size-complex="21pt" style:font-weight-complex="normal"/>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size="14pt" style:font-size-asian="14pt" style:font-size-complex="14pt"/>
    </style:style>
    <style:style style:name="T3" style:family="text">
      <style:text-properties fo:font-size="14pt" officeooo:rsid="001fffab" style:font-size-asian="14pt" style:font-size-complex="14pt"/>
    </style:style>
    <style:style style:name="T4" style:family="text">
      <style:text-properties fo:font-size="14pt" officeooo:rsid="00218df1" style:font-size-asian="14pt" style:font-size-complex="14pt"/>
    </style:style>
    <style:style style:name="T5" style:family="text">
      <style:text-properties officeooo:rsid="00218df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stage</text:p>
      <text:p text:style-name="P1"/>
      <text:p text:style-name="P2">🎯 <text:span text:style-name="T1">Contexte</text:span></text:p>
      <text:p text:style-name="Standard"><text:span text:style-name="T2">L'objectif de mon stage était de participer à la création et à la mise à jour d’un site WordPress pour une entreprise spécialisée dans </text:span><text:span text:style-name="Strong_20_Emphasis"><text:span text:style-name="T2">l’emballage alimentaire</text:span></text:span><text:span text:style-name="T2">.<text:line-break/>Mon rôle s’est concentré sur le </text:span><text:span text:style-name="Strong_20_Emphasis"><text:span text:style-name="T2">design visuel</text:span></text:span><text:span text:style-name="T2">, la </text:span><text:span text:style-name="Strong_20_Emphasis"><text:span text:style-name="T2">création de contenu</text:span></text:span><text:span text:style-name="T2">, et </text:span><text:span text:style-name="Strong_20_Emphasis"><text:span text:style-name="T2">l’optimisation du site</text:span></text:span><text:span text:style-name="T2"> pour les moteurs de recherche.</text:span></text:p>
      <text:p text:style-name="P2"/>
      <text:p text:style-name="P2">🛠 <text:span text:style-name="T1">Activités et développement des compétences</text:span></text:p>
      <text:p text:style-name="Standard"><text:span text:style-name="Strong_20_Emphasis"><text:span text:style-name="T2">Tâches réalisées :</text:span></text:span><text:span text:style-name="T2"><text:line-break/>J’ai utilisé</text:span><text:span text:style-name="T3">e</text:span><text:span text:style-name="T2"> </text:span><text:span text:style-name="Strong_20_Emphasis"><text:span text:style-name="T2">Canva</text:span></text:span><text:span text:style-name="T2"> pour concevoir des visuels adaptés au site (bannières, fiches produits...</text:span><text:span text:style-name="T4">etc</text:span><text:span text:style-name="T2">).<text:line-break/>J’ai également </text:span><text:span text:style-name="Strong_20_Emphasis"><text:span text:style-name="T2">pris moi-même des photos de produits</text:span></text:span><text:span text:style-name="T2"> afin d’apporter du contenu authentique et personnalisé au site.</text:span></text:p>
      <text:p text:style-name="P2"/>
      <text:p text:style-name="P2">✍️ <text:span text:style-name="T1">Rédaction de fiches produits</text:span></text:p>
      <text:p text:style-name="Standard"><text:span text:style-name="Strong_20_Emphasis"><text:span text:style-name="T2">Tâches réalisées :</text:span></text:span><text:span text:style-name="T2"><text:line-break/>J’ai rédigé les descriptions des différents produits d’emballage alimentaire proposés par l’entreprise. Cela demandait de bien comprendre leurs caractéristiques (matières, usages, formats) et de les présenter de manière claire, concise et attrayante.</text:span></text:p>
      <text:p text:style-name="Standard"><text:span text:style-name="T2">J’ai renforcé mes compétences en </text:span><text:span text:style-name="Strong_20_Emphasis"><text:span text:style-name="T2">rédaction web</text:span></text:span><text:span text:style-name="T2"> et en </text:span><text:span text:style-name="Strong_20_Emphasis"><text:span text:style-name="T2">SEO</text:span></text:span><text:span text:style-name="T2">, avec une attention particulière portée à l’utilisation de mots-clés pertinents.</text:span></text:p>
      <text:p text:style-name="P2"/>
      <text:p text:style-name="P2">📷 <text:span text:style-name="T1">Compression d’images et SEO</text:span></text:p>
      <text:p text:style-name="Standard"><text:span text:style-name="Strong_20_Emphasis"><text:span text:style-name="T2">Tâches réalisées :</text:span></text:span><text:span text:style-name="T2"><text:line-break/>J’ai optimisé les images pour le web (compressions, renommage), afin d’améliorer la </text:span><text:span text:style-name="Strong_20_Emphasis"><text:span text:style-name="T2">vitesse de chargement</text:span></text:span><text:span text:style-name="T2"> des pages et le </text:span><text:span text:style-name="Strong_20_Emphasis"><text:span text:style-name="T2">référencement naturel</text:span></text:span><text:span text:style-name="T2"> du site.</text:span></text:p>
      <text:p text:style-name="Standard"><text:span text:style-name="T2">J’ai appris l’impact direct de ces optimisations sur la </text:span><text:span text:style-name="Strong_20_Emphasis"><text:span text:style-name="T2">performance du site</text:span></text:span><text:span text:style-name="T2">, aussi bien pour l’expérience utilisateur que pour sa visibilité sur Google.</text:span></text:p>
      <text:p text:style-name="P2"/>
      <text:p text:style-name="P2">🤝 <text:span text:style-name="T1">Collaboration &amp; réunions</text:span></text:p>
      <text:p text:style-name="Standard"><text:span text:style-name="T2">J’ai participé à des </text:span><text:span text:style-name="Strong_20_Emphasis"><text:span text:style-name="T2">points réguliers</text:span></text:span><text:span text:style-name="T2"> avec l’équipe et l</text:span><text:span text:style-name="T4">e patron</text:span><text:span text:style-name="T2"> pour faire le suivi du projet.</text:span></text:p>
      <text:p text:style-name="P2"/>
      <text:p text:style-name="P2">🚀 <text:span text:style-name="T1">Impact de mon travail</text:span> </text:p>
      <text:list text:style-name="L1">
        <text:list-item>
          <text:p text:style-name="P3">Renforcer l’image professionnelle de l’entreprise</text:p>
        </text:list-item>
        <text:list-item>
          <text:p text:style-name="P3">Mettre en avant les produits avec des visuels réels et attractifs</text:p>
        </text:list-item>
        <text:list-item>
          <text:p text:style-name="P3">Rendre le site plus clair, plus rapide et mieux référencé</text:p>
        </text:list-item>
      </text:list>
      <text:p text:style-name="P2"/>
      <text:p text:style-name="P2">💡 <text:span text:style-name="T1">Défis &amp; apprentissages</text:span></text:p>
      <text:p text:style-name="Standard"><text:span text:style-name="T2">Le plus gros défi a été de maîtriser </text:span><text:span text:style-name="Strong_20_Emphasis"><text:span text:style-name="T2">WordPress</text:span></text:span><text:span text:style-name="T2">, ainsi que les </text:span><text:span text:style-name="Strong_20_Emphasis"><text:span text:style-name="T2">bases du SEO</text:span></text:span><text:span text:style-name="T2"> et de la gestion d’images pour le web.</text:span></text:p>
      <text:p text:style-name="P2">Mais grâce à la pratique, à l’accompagnement de <text:span text:style-name="T5">mon accompagnant,</text:span> et à des outils comme Canva, j’ai réussi à surmonter ces difficultés.</text:p>
      <text:p text:style-name="P2"><text:soft-page-break/></text:p>
      <text:p text:style-name="P2">✅ <text:span text:style-name="T1">Bilan</text:span></text:p>
      <text:p text:style-name="Standard"><text:span text:style-name="T2">Ce stage m’a permis de mieux comprendre l’univers du </text:span><text:span text:style-name="Strong_20_Emphasis"><text:span text:style-name="T2">webdesign</text:span></text:span><text:span text:style-name="T2"> et de la </text:span><text:span text:style-name="Strong_20_Emphasis"><text:span text:style-name="T2">gestion de contenu</text:span></text:span><text:span text:style-name="T2"> sur WordPress.<text:line-break/>Je suis fi</text:span><text:span text:style-name="T4">ère</text:span><text:span text:style-name="T2"> d’avoir participé</text:span><text:span text:style-name="T4">e</text:span><text:span text:style-name="T2"> à un projet concret qui combine </text:span><text:span text:style-name="Strong_20_Emphasis"><text:span text:style-name="T2">design, communication, technique et stratégie digitale</text:span></text:span><text:span text:style-name="T2">. </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11:39:51.194000000</meta:creation-date>
    <dc:date>2025-04-21T11:45:27.642000000</dc:date>
    <meta:editing-duration>PT5M35S</meta:editing-duration>
    <meta:editing-cycles>3</meta:editing-cycles>
    <meta:generator>LibreOffice/7.4.3.2$Windows_X86_64 LibreOffice_project/1048a8393ae2eeec98dff31b5c133c5f1d08b890</meta:generator>
    <meta:document-statistic meta:table-count="0" meta:image-count="0" meta:object-count="0" meta:page-count="2" meta:paragraph-count="22" meta:word-count="346" meta:character-count="2203" meta:non-whitespace-character-count="1880"/>
  </office:meta>
</office:document-meta>
</file>